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.001cm" fo:padding-top="0.134cm" fo:padding-bottom="0.134cm" fo:padding-left="0.259cm" fo:padding-right="0.259cm"/>
    </style:style>
    <style:style style:name="gr11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4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5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000000" style:font-name="Liberation Serif"/>
    </style:style>
    <style:style style:name="T3" style:family="text">
      <style:text-properties fo:color="#cccccc" style:font-name="Liberation Serif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T6" style:family="text">
      <style:text-properties style:font-name="Liberation Serif" fo:font-size="9pt" style:font-name-asian="Liberation Serif2" style:font-size-asian="9pt" style:font-name-complex="Liberation Serif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ustom-shape draw:style-name="gr2" draw:text-style-name="P2" xml:id="id5" draw:id="id5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1.778cm" svg:height="0.889cm" svg:x="2.423cm" svg:y="6.261cm">
          <text:p text:style-name="P1"><text:span text:style-name="T2">B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778cm" svg:height="0.889cm" svg:x="2.421cm" svg:y="4.302cm">
          <text:p text:style-name="P1"><text:span text:style-name="T3">B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051cm" svg:x1="3.31cm" svg:y1="5.191cm" svg:x2="3.312cm" svg:y2="6.261cm" draw:start-shape="id3" draw:start-glue-point="2" draw:end-shape="id4" draw:end-glue-point="0" svg:d="M3310 5191v585h2v485" svg:viewBox="0 0 3 1071">
          <text:p/>
        </draw:connector>
        <draw:connector draw:style-name="gr3" draw:text-style-name="P1" draw:layer="layout" draw:line-skew="0.051cm" svg:x1="1.089cm" svg:y1="5.191cm" svg:x2="3.312cm" svg:y2="6.261cm" draw:start-shape="id5" draw:start-glue-point="2" draw:end-shape="id4" draw:end-glue-point="0" svg:d="M1089 5191v585h2223v485" svg:viewBox="0 0 2224 1071">
          <text:p/>
        </draw:connector>
        <draw:connector draw:style-name="gr3" draw:text-style-name="P1" draw:layer="layout" draw:line-skew="-0.105cm" svg:x1="2.402cm" svg:y1="3.535cm" svg:x2="1.089cm" svg:y2="4.302cm" draw:start-shape="id2" draw:start-glue-point="2" draw:end-shape="id5" draw:end-glue-point="0" svg:d="M2402 3535v278h-1313v489" svg:viewBox="0 0 1314 768">
          <text:p/>
        </draw:connector>
        <draw:connector draw:style-name="gr7" draw:text-style-name="P1" draw:layer="layout" draw:line-skew="-0.105cm" svg:x1="2.402cm" svg:y1="3.535cm" svg:x2="3.31cm" svg:y2="4.302cm" draw:start-shape="id2" draw:start-glue-point="2" draw:end-shape="id3" draw:end-glue-point="0" svg:d="M2402 3535v278h908v489" svg:viewBox="0 0 909 768">
          <text:p/>
        </draw:connector>
        <draw:frame draw:style-name="gr8" draw:text-style-name="P5" draw:layer="layout" svg:width="2.032cm" svg:height="0.635cm" svg:x="0.262cm" svg:y="3.553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1.562cm" svg:y="1.87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3.162cm" svg:y="3.576cm">
          <draw:text-box>
            <text:p><text:span text:style-name="T4">false</text:span></text:p>
          </draw:text-box>
        </draw:frame>
        <draw:frame draw:style-name="gr9" draw:text-style-name="P5" draw:layer="layout" svg:width="2.937cm" svg:height="0.955cm" svg:x="2.362cm" svg:y="2.075cm">
          <draw:text-box>
            <text:p><text:span text:style-name="T4">(x &lt; 5, y &gt; 5)</text:span></text:p>
          </draw:text-box>
        </draw:frame>
        <draw:frame draw:style-name="gr8" draw:text-style-name="P5" draw:layer="layout" svg:width="2.032cm" svg:height="0.635cm" svg:x="1.686cm" svg:y="3.724cm">
          <draw:text-box>
            <text:p><text:span text:style-name="T4">(x &gt; 1)</text:span></text:p>
          </draw:text-box>
        </draw:frame>
        <draw:frame draw:style-name="gr9" draw:text-style-name="P5" draw:layer="layout" svg:width="3.175cm" svg:height="0.955cm" svg:x="1.762cm" svg:y="0.238cm">
          <draw:text-box>
            <text:p><text:span text:style-name="T4">input: {x = 2, y = 6}</text:span></text:p>
          </draw:text-box>
        </draw:frame>
        <draw:custom-shape draw:style-name="gr10" draw:text-style-name="P6" draw:layer="layout" svg:width="0.762cm" svg:height="0.381cm" svg:x="5.191cm" svg:y="0.3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5" draw:layer="layout" svg:width="2.858cm" svg:height="0.955cm" svg:x="6.461cm" svg:y="0.238cm">
          <draw:text-box>
            <text:p><text:span text:style-name="T4">symbol: </text:span><text:span text:style-name="T5">α</text:span><text:span text:style-name="T6">_</text:span><text:span text:style-name="T4">x, </text:span><text:span text:style-name="T5">α</text:span><text:span text:style-name="T6">_y</text:span><text:span text:style-name="T4"> </text:span></text:p>
          </draw:text-box>
        </draw:frame>
        <draw:custom-shape draw:style-name="gr11" draw:text-style-name="P6" draw:layer="layout" svg:width="0.762cm" svg:height="0.381cm" svg:x="5.192cm" svg:y="1.96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7" draw:layer="layout" svg:width="2.858cm" svg:height="1.307cm" svg:x="6.032cm" svg:y="1.696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lt; 5,</text:span><text:span text:style-name="T4"><text:line-break/></text:span><text:span text:style-name="T5">α</text:span><text:span text:style-name="T6">_y</text:span><text:span text:style-name="T4"> &gt; 5,</text:span></text:p>
          </draw:text-box>
        </draw:frame>
        <draw:custom-shape draw:style-name="gr11" draw:text-style-name="P6" draw:layer="layout" svg:width="0.762cm" svg:height="0.381cm" svg:x="5.193cm" svg:y="3.56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7" draw:layer="layout" svg:width="2.858cm" svg:height="0.955cm" svg:x="6.032cm" svg:y="3.297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gt; 1</text:span></text:p>
          </draw:text-box>
        </draw:frame>
        <draw:custom-shape draw:style-name="gr11" draw:text-style-name="P6" draw:layer="layout" svg:width="0.762cm" svg:height="0.381cm" draw:transform="rotate (-1.5707963267949) translate (7.765cm 4.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7" draw:layer="layout" svg:width="2.858cm" svg:height="0.955cm" svg:x="4.832cm" svg:y="4.298cm">
          <draw:text-box>
            <text:p text:style-name="P1"><text:span text:style-name="T4">how to execute</text:span><text:span text:style-name="T4"><text:line-break/></text:span><text:span text:style-name="T4">B5?</text:span></text:p>
          </draw:text-box>
        </draw:frame>
        <draw:frame draw:style-name="gr12" draw:text-style-name="P7" draw:layer="layout" svg:width="3.25cm" svg:height="1.307cm" svg:x="5.932cm" svg:y="5.198cm">
          <draw:text-box>
            <text:p text:style-name="P1"><text:span text:style-name="T5">solve constraints: </text:span><text:span text:style-name="T5"><text:line-break/></text:span><text:span text:style-name="T5">{α</text:span><text:span text:style-name="T6">_</text:span><text:span text:style-name="T4">x &lt; 5, </text:span><text:span text:style-name="T5">α</text:span><text:span text:style-name="T6">_</text:span><text:span text:style-name="T4">x &lt;= 1}</text:span></text:p>
          </draw:text-box>
        </draw:frame>
        <draw:custom-shape draw:style-name="gr11" draw:text-style-name="P6" draw:layer="layout" svg:width="0.407cm" svg:height="0.381cm" draw:transform="rotate (-1.5707963267949) translate (7.764cm 6.1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7" draw:layer="layout" svg:width="3.25cm" svg:height="1.307cm" svg:x="6.032cm" svg:y="6.499cm">
          <draw:text-box>
            <text:p text:style-name="P1"><text:span text:style-name="T5">solution: </text:span><text:span text:style-name="T5"><text:line-break/></text:span><text:span text:style-name="T5">α</text:span><text:span text:style-name="T6">_</text:span><text:span text:style-name="T5">x = 1</text:span></text:p>
          </draw:text-box>
        </draw:frame>
        <draw:custom-shape draw:style-name="gr11" draw:text-style-name="P6" draw:layer="layout" svg:width="0.407cm" svg:height="0.381cm" draw:transform="rotate (-1.5707963267949) translate (7.831cm 7.3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7" draw:layer="layout" svg:width="3.25cm" svg:height="1.307cm" svg:x="6.032cm" svg:y="7.7cm">
          <draw:text-box>
            <text:p text:style-name="P1"><text:span text:style-name="T5">new input: </text:span><text:span text:style-name="T5"><text:line-break/></text:span><text:span text:style-name="T5">x = 1, y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6-03T12:16:58.756074237</dc:date>
    <meta:editing-duration>PT13M28S</meta:editing-duration>
    <meta:editing-cycles>6</meta:editing-cycles>
    <meta:generator>LibreOffice/5.1.2.2$Linux_X86_64 LibreOffice_project/10m0$Build-2</meta:generator>
    <meta:document-statistic meta:object-count="29"/>
  </office:meta>
</office:document-meta>
</file>